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53in"/>
    </style:style>
    <style:style style:name="co2" style:family="table-column">
      <style:table-column-properties fo:break-before="auto" style:column-width="1.8555in"/>
    </style:style>
    <style:style style:name="co3" style:family="table-column">
      <style:table-column-properties fo:break-before="auto" style:column-width="2.4272in"/>
    </style:style>
    <style:style style:name="co4" style:family="table-column">
      <style:table-column-properties fo:break-before="auto" style:column-width="2.3366in"/>
    </style:style>
    <style:style style:name="co5" style:family="table-column">
      <style:table-column-properties fo:break-before="auto" style:column-width="1.4138in"/>
    </style:style>
    <style:style style:name="co6" style:family="table-column">
      <style:table-column-properties fo:break-before="auto" style:column-width="1.4839in"/>
    </style:style>
    <style:style style:name="co7" style:family="table-column">
      <style:table-column-properties fo:break-before="auto" style:column-width="1.7354in"/>
    </style:style>
    <style:style style:name="co8" style:family="table-column">
      <style:table-column-properties fo:break-before="auto" style:column-width="1.7047in"/>
    </style:style>
    <style:style style:name="co9" style:family="table-column">
      <style:table-column-properties fo:break-before="auto" style:column-width="1.7252in"/>
    </style:style>
    <style:style style:name="co10" style:family="table-column">
      <style:table-column-properties fo:break-before="auto" style:column-width="1.9661in"/>
    </style:style>
    <style:style style:name="co11" style:family="table-column">
      <style:table-column-properties fo:break-before="auto" style:column-width="0.833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Approach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te the probability of p1 win with turn total k1 for hold, roll, and max of th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win_hold</text:p>
          </table:table-cell>
          <table:table-cell office:value-type="string" calcext:value-type="string">
            <text:p>Pwin_roll</text:p>
          </table:table-cell>
          <table:table-cell office:value-type="string" calcext:value-type="string">
            <text:p>Pwin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-[.B23]" office:value-type="float" office:value="0" calcext:value-type="float">
            <text:p>0</text:p>
          </table:table-cell>
          <table:table-cell table:formula="of:=AVERAGE([.$D5:.$D10])" office:value-type="float" office:value="0.49328297409082" calcext:value-type="float">
            <text:p>0.49328297409082</text:p>
          </table:table-cell>
          <table:table-cell table:style-name="ce3" table:formula="of:=MAX([.B4];[.C4])" office:value-type="float" office:value="0.49328297409082" calcext:value-type="float">
            <text:p>0.4932829740908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-[.B24]" office:value-type="float" office:value="0" calcext:value-type="float">
            <text:p>0</text:p>
          </table:table-cell>
          <table:table-cell table:formula="of:=AVERAGE([.$D6:.$D11])" office:value-type="float" office:value="0.474904032317192" calcext:value-type="float">
            <text:p>0.474904032317192</text:p>
          </table:table-cell>
          <table:table-cell table:formula="of:=MAX([.B5];[.C5])" office:value-type="float" office:value="0.474904032317192" calcext:value-type="float">
            <text:p>0.47490403231719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-[.B25]" office:value-type="float" office:value="0" calcext:value-type="float">
            <text:p>0</text:p>
          </table:table-cell>
          <table:table-cell table:formula="of:=AVERAGE([.$D7:.$D12])" office:value-type="float" office:value="0.47521356357078" calcext:value-type="float">
            <text:p>0.47521356357078</text:p>
          </table:table-cell>
          <table:table-cell table:formula="of:=MAX([.B6];[.C6])" office:value-type="float" office:value="0.47521356357078" calcext:value-type="float">
            <text:p>0.4752135635707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-[.B26]" office:value-type="float" office:value="0" calcext:value-type="float">
            <text:p>0</text:p>
          </table:table-cell>
          <table:table-cell table:formula="of:=AVERAGE([.$D8:.$D13])" office:value-type="float" office:value="0.508856131483559" calcext:value-type="float">
            <text:p>0.508856131483559</text:p>
          </table:table-cell>
          <table:table-cell table:formula="of:=MAX([.B7];[.C7])" office:value-type="float" office:value="0.508856131483559" calcext:value-type="float">
            <text:p>0.50885613148355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-[.B27]" office:value-type="float" office:value="0" calcext:value-type="float">
            <text:p>0</text:p>
          </table:table-cell>
          <table:table-cell table:formula="of:=AVERAGE([.$D9:.$D14])" office:value-type="float" office:value="0.579019541271622" calcext:value-type="float">
            <text:p>0.579019541271622</text:p>
          </table:table-cell>
          <table:table-cell table:formula="of:=MAX([.B8];[.C8])" office:value-type="float" office:value="0.579019541271622" calcext:value-type="float">
            <text:p>0.57901954127162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-[.B28]" office:value-type="float" office:value="0.0514617626886144" calcext:value-type="float">
            <text:p>0.051461762688614</text:p>
          </table:table-cell>
          <table:table-cell table:formula="of:=AVERAGE([.$D10:.$D15])" office:value-type="float" office:value="0.496302463947104" calcext:value-type="float">
            <text:p>0.496302463947104</text:p>
          </table:table-cell>
          <table:table-cell table:formula="of:=MAX([.B9];[.C9])" office:value-type="float" office:value="0.496302463947104" calcext:value-type="float">
            <text:p>0.49630246394710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-[.B29]" office:value-type="float" office:value="0.171539208962049" calcext:value-type="float">
            <text:p>0.171539208962049</text:p>
          </table:table-cell>
          <table:table-cell table:formula="of:=AVERAGE([.$D11:.$D16])" office:value-type="float" office:value="0.425402111954661" calcext:value-type="float">
            <text:p>0.425402111954661</text:p>
          </table:table-cell>
          <table:table-cell table:formula="of:=MAX([.B10];[.C10])" office:value-type="float" office:value="0.425402111954661" calcext:value-type="float">
            <text:p>0.42540211195466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-[.B30]" office:value-type="float" office:value="0.298341406607225" calcext:value-type="float">
            <text:p>0.298341406607225</text:p>
          </table:table-cell>
          <table:table-cell table:formula="of:=AVERAGE([.$D12:.$D17])" office:value-type="float" office:value="0.364630381675423" calcext:value-type="float">
            <text:p>0.364630381675423</text:p>
          </table:table-cell>
          <table:table-cell table:formula="of:=MAX([.B11];[.C11])" office:value-type="float" office:value="0.364630381675423" calcext:value-type="float">
            <text:p>0.36463038167542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-[.B31]" office:value-type="float" office:value="0.477070751092313" calcext:value-type="float">
            <text:p>0.477070751092313</text:p>
          </table:table-cell>
          <table:table-cell table:formula="of:=AVERAGE([.$D13:.$D18])" office:value-type="float" office:value="0.285118589826705" calcext:value-type="float">
            <text:p>0.285118589826705</text:p>
          </table:table-cell>
          <table:table-cell table:formula="of:=MAX([.B12];[.C12])" office:value-type="float" office:value="0.477070751092313" calcext:value-type="float">
            <text:p>0.47707075109231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-[.B32]" office:value-type="float" office:value="0.710711538960228" calcext:value-type="float">
            <text:p>0.710711538960228</text:p>
          </table:table-cell>
          <table:table-cell table:formula="of:=AVERAGE([.$D14:.$D19])" office:value-type="float" office:value="0.166666666666667" calcext:value-type="float">
            <text:p>0.166666666666667</text:p>
          </table:table-cell>
          <table:table-cell table:formula="of:=MAX([.B13];[.C13])" office:value-type="float" office:value="0.710711538960228" calcext:value-type="float">
            <text:p>0.71071153896022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14];[.C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15];[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16];[.C16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17];[.C1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18];[.C18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ter p1 holds with k1, compute the probabilities of a p2 win with turn total k2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k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B$22]&gt;[.$B$1];0;IF([.B$22]&gt;[.$A23]; 1; AVERAGE([.C23:.H23])))" office:value-type="float" office:value="1" calcext:value-type="float">
            <text:p>1</text:p>
          </table:table-cell>
          <table:table-cell table:formula="of:=IF([.C$22]&gt;[.$B$1];0;IF([.C$22]&gt;[.$A23]; 1; AVERAGE([.D23:.I23])))" office:value-type="float" office:value="1" calcext:value-type="float">
            <text:p>1</text:p>
          </table:table-cell>
          <table:table-cell table:formula="of:=IF([.D$22]&gt;[.$B$1];0;IF([.D$22]&gt;[.$A23]; 1; AVERAGE([.E23:.J23])))" office:value-type="float" office:value="1" calcext:value-type="float">
            <text:p>1</text:p>
          </table:table-cell>
          <table:table-cell table:formula="of:=IF([.E$22]&gt;[.$B$1];0;IF([.E$22]&gt;[.$A23]; 1; AVERAGE([.F23:.K23])))" office:value-type="float" office:value="1" calcext:value-type="float">
            <text:p>1</text:p>
          </table:table-cell>
          <table:table-cell table:formula="of:=IF([.F$22]&gt;[.$B$1];0;IF([.F$22]&gt;[.$A23]; 1; AVERAGE([.G23:.L23])))" office:value-type="float" office:value="1" calcext:value-type="float">
            <text:p>1</text:p>
          </table:table-cell>
          <table:table-cell table:formula="of:=IF([.G$22]&gt;[.$B$1];0;IF([.G$22]&gt;[.$A23]; 1; AVERAGE([.H23:.M23])))" office:value-type="float" office:value="1" calcext:value-type="float">
            <text:p>1</text:p>
          </table:table-cell>
          <table:table-cell table:formula="of:=IF([.H$22]&gt;[.$B$1];0;IF([.H$22]&gt;[.$A23]; 1; AVERAGE([.I23:.N23])))" office:value-type="float" office:value="1" calcext:value-type="float">
            <text:p>1</text:p>
          </table:table-cell>
          <table:table-cell table:formula="of:=IF([.I$22]&gt;[.$B$1];0;IF([.I$22]&gt;[.$A23]; 1; AVERAGE([.J23:.O23])))" office:value-type="float" office:value="1" calcext:value-type="float">
            <text:p>1</text:p>
          </table:table-cell>
          <table:table-cell table:formula="of:=IF([.J$22]&gt;[.$B$1];0;IF([.J$22]&gt;[.$A23]; 1; AVERAGE([.K23:.P23])))" office:value-type="float" office:value="1" calcext:value-type="float">
            <text:p>1</text:p>
          </table:table-cell>
          <table:table-cell table:formula="of:=IF([.K$22]&gt;[.$B$1];0;IF([.K$22]&gt;[.$A23]; 1; AVERAGE([.L23:.Q23])))" office:value-type="float" office:value="1" calcext:value-type="float">
            <text:p>1</text:p>
          </table:table-cell>
          <table:table-cell table:formula="of:=IF([.L$22]&gt;[.$B$1];0;IF([.L$22]&gt;[.$A23]; 1; AVERAGE([.M23:.R23])))" office:value-type="float" office:value="1" calcext:value-type="float">
            <text:p>1</text:p>
          </table:table-cell>
          <table:table-cell table:formula="of:=IF([.M$22]&gt;[.$B$1];0;IF([.M$22]&gt;[.$A23]; 1; AVERAGE([.N23:.S23])))" office:value-type="float" office:value="0" calcext:value-type="float">
            <text:p>0</text:p>
          </table:table-cell>
          <table:table-cell table:formula="of:=IF([.N$22]&gt;[.$B$1];0;IF([.N$22]&gt;[.$A23]; 1; AVERAGE([.O23:.T23])))" office:value-type="float" office:value="0" calcext:value-type="float">
            <text:p>0</text:p>
          </table:table-cell>
          <table:table-cell table:formula="of:=IF([.O$22]&gt;[.$B$1];0;IF([.O$22]&gt;[.$A23]; 1; AVERAGE([.P23:.U23])))" office:value-type="float" office:value="0" calcext:value-type="float">
            <text:p>0</text:p>
          </table:table-cell>
          <table:table-cell table:formula="of:=IF([.P$22]&gt;[.$B$1];0;IF([.P$22]&gt;[.$A23]; 1; AVERAGE([.Q23:.V23])))" office:value-type="float" office:value="0" calcext:value-type="float">
            <text:p>0</text:p>
          </table:table-cell>
          <table:table-cell table:formula="of:=IF([.Q$22]&gt;[.$B$1];0;IF([.Q$22]&gt;[.$A23]; 1; AVERAGE([.R23:.W23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B$22]&gt;[.$B$1];0;IF([.B$22]&gt;[.$A24]; 1; AVERAGE([.C24:.H24])))" office:value-type="float" office:value="1" calcext:value-type="float">
            <text:p>1</text:p>
          </table:table-cell>
          <table:table-cell table:formula="of:=IF([.C$22]&gt;[.$B$1];0;IF([.C$22]&gt;[.$A24]; 1; AVERAGE([.D24:.I24])))" office:value-type="float" office:value="1" calcext:value-type="float">
            <text:p>1</text:p>
          </table:table-cell>
          <table:table-cell table:formula="of:=IF([.D$22]&gt;[.$B$1];0;IF([.D$22]&gt;[.$A24]; 1; AVERAGE([.E24:.J24])))" office:value-type="float" office:value="1" calcext:value-type="float">
            <text:p>1</text:p>
          </table:table-cell>
          <table:table-cell table:formula="of:=IF([.E$22]&gt;[.$B$1];0;IF([.E$22]&gt;[.$A24]; 1; AVERAGE([.F24:.K24])))" office:value-type="float" office:value="1" calcext:value-type="float">
            <text:p>1</text:p>
          </table:table-cell>
          <table:table-cell table:formula="of:=IF([.F$22]&gt;[.$B$1];0;IF([.F$22]&gt;[.$A24]; 1; AVERAGE([.G24:.L24])))" office:value-type="float" office:value="1" calcext:value-type="float">
            <text:p>1</text:p>
          </table:table-cell>
          <table:table-cell table:formula="of:=IF([.G$22]&gt;[.$B$1];0;IF([.G$22]&gt;[.$A24]; 1; AVERAGE([.H24:.M24])))" office:value-type="float" office:value="1" calcext:value-type="float">
            <text:p>1</text:p>
          </table:table-cell>
          <table:table-cell table:formula="of:=IF([.H$22]&gt;[.$B$1];0;IF([.H$22]&gt;[.$A24]; 1; AVERAGE([.I24:.N24])))" office:value-type="float" office:value="1" calcext:value-type="float">
            <text:p>1</text:p>
          </table:table-cell>
          <table:table-cell table:formula="of:=IF([.I$22]&gt;[.$B$1];0;IF([.I$22]&gt;[.$A24]; 1; AVERAGE([.J24:.O24])))" office:value-type="float" office:value="1" calcext:value-type="float">
            <text:p>1</text:p>
          </table:table-cell>
          <table:table-cell table:formula="of:=IF([.J$22]&gt;[.$B$1];0;IF([.J$22]&gt;[.$A24]; 1; AVERAGE([.K24:.P24])))" office:value-type="float" office:value="1" calcext:value-type="float">
            <text:p>1</text:p>
          </table:table-cell>
          <table:table-cell table:formula="of:=IF([.K$22]&gt;[.$B$1];0;IF([.K$22]&gt;[.$A24]; 1; AVERAGE([.L24:.Q24])))" office:value-type="float" office:value="1" calcext:value-type="float">
            <text:p>1</text:p>
          </table:table-cell>
          <table:table-cell table:formula="of:=IF([.L$22]&gt;[.$B$1];0;IF([.L$22]&gt;[.$A24]; 1; AVERAGE([.M24:.R24])))" office:value-type="float" office:value="1" calcext:value-type="float">
            <text:p>1</text:p>
          </table:table-cell>
          <table:table-cell table:formula="of:=IF([.M$22]&gt;[.$B$1];0;IF([.M$22]&gt;[.$A24]; 1; AVERAGE([.N24:.S24])))" office:value-type="float" office:value="0" calcext:value-type="float">
            <text:p>0</text:p>
          </table:table-cell>
          <table:table-cell table:formula="of:=IF([.N$22]&gt;[.$B$1];0;IF([.N$22]&gt;[.$A24]; 1; AVERAGE([.O24:.T24])))" office:value-type="float" office:value="0" calcext:value-type="float">
            <text:p>0</text:p>
          </table:table-cell>
          <table:table-cell table:formula="of:=IF([.O$22]&gt;[.$B$1];0;IF([.O$22]&gt;[.$A24]; 1; AVERAGE([.P24:.U24])))" office:value-type="float" office:value="0" calcext:value-type="float">
            <text:p>0</text:p>
          </table:table-cell>
          <table:table-cell table:formula="of:=IF([.P$22]&gt;[.$B$1];0;IF([.P$22]&gt;[.$A24]; 1; AVERAGE([.Q24:.V24])))" office:value-type="float" office:value="0" calcext:value-type="float">
            <text:p>0</text:p>
          </table:table-cell>
          <table:table-cell table:formula="of:=IF([.Q$22]&gt;[.$B$1];0;IF([.Q$22]&gt;[.$A24]; 1; AVERAGE([.R24:.W24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B$22]&gt;[.$B$1];0;IF([.B$22]&gt;[.$A25]; 1; AVERAGE([.C25:.H25])))" office:value-type="float" office:value="1" calcext:value-type="float">
            <text:p>1</text:p>
          </table:table-cell>
          <table:table-cell table:formula="of:=IF([.C$22]&gt;[.$B$1];0;IF([.C$22]&gt;[.$A25]; 1; AVERAGE([.D25:.I25])))" office:value-type="float" office:value="1" calcext:value-type="float">
            <text:p>1</text:p>
          </table:table-cell>
          <table:table-cell table:formula="of:=IF([.D$22]&gt;[.$B$1];0;IF([.D$22]&gt;[.$A25]; 1; AVERAGE([.E25:.J25])))" office:value-type="float" office:value="1" calcext:value-type="float">
            <text:p>1</text:p>
          </table:table-cell>
          <table:table-cell table:formula="of:=IF([.E$22]&gt;[.$B$1];0;IF([.E$22]&gt;[.$A25]; 1; AVERAGE([.F25:.K25])))" office:value-type="float" office:value="1" calcext:value-type="float">
            <text:p>1</text:p>
          </table:table-cell>
          <table:table-cell table:formula="of:=IF([.F$22]&gt;[.$B$1];0;IF([.F$22]&gt;[.$A25]; 1; AVERAGE([.G25:.L25])))" office:value-type="float" office:value="1" calcext:value-type="float">
            <text:p>1</text:p>
          </table:table-cell>
          <table:table-cell table:formula="of:=IF([.G$22]&gt;[.$B$1];0;IF([.G$22]&gt;[.$A25]; 1; AVERAGE([.H25:.M25])))" office:value-type="float" office:value="1" calcext:value-type="float">
            <text:p>1</text:p>
          </table:table-cell>
          <table:table-cell table:formula="of:=IF([.H$22]&gt;[.$B$1];0;IF([.H$22]&gt;[.$A25]; 1; AVERAGE([.I25:.N25])))" office:value-type="float" office:value="1" calcext:value-type="float">
            <text:p>1</text:p>
          </table:table-cell>
          <table:table-cell table:formula="of:=IF([.I$22]&gt;[.$B$1];0;IF([.I$22]&gt;[.$A25]; 1; AVERAGE([.J25:.O25])))" office:value-type="float" office:value="1" calcext:value-type="float">
            <text:p>1</text:p>
          </table:table-cell>
          <table:table-cell table:formula="of:=IF([.J$22]&gt;[.$B$1];0;IF([.J$22]&gt;[.$A25]; 1; AVERAGE([.K25:.P25])))" office:value-type="float" office:value="1" calcext:value-type="float">
            <text:p>1</text:p>
          </table:table-cell>
          <table:table-cell table:formula="of:=IF([.K$22]&gt;[.$B$1];0;IF([.K$22]&gt;[.$A25]; 1; AVERAGE([.L25:.Q25])))" office:value-type="float" office:value="1" calcext:value-type="float">
            <text:p>1</text:p>
          </table:table-cell>
          <table:table-cell table:formula="of:=IF([.L$22]&gt;[.$B$1];0;IF([.L$22]&gt;[.$A25]; 1; AVERAGE([.M25:.R25])))" office:value-type="float" office:value="1" calcext:value-type="float">
            <text:p>1</text:p>
          </table:table-cell>
          <table:table-cell table:formula="of:=IF([.M$22]&gt;[.$B$1];0;IF([.M$22]&gt;[.$A25]; 1; AVERAGE([.N25:.S25])))" office:value-type="float" office:value="0" calcext:value-type="float">
            <text:p>0</text:p>
          </table:table-cell>
          <table:table-cell table:formula="of:=IF([.N$22]&gt;[.$B$1];0;IF([.N$22]&gt;[.$A25]; 1; AVERAGE([.O25:.T25])))" office:value-type="float" office:value="0" calcext:value-type="float">
            <text:p>0</text:p>
          </table:table-cell>
          <table:table-cell table:formula="of:=IF([.O$22]&gt;[.$B$1];0;IF([.O$22]&gt;[.$A25]; 1; AVERAGE([.P25:.U25])))" office:value-type="float" office:value="0" calcext:value-type="float">
            <text:p>0</text:p>
          </table:table-cell>
          <table:table-cell table:formula="of:=IF([.P$22]&gt;[.$B$1];0;IF([.P$22]&gt;[.$A25]; 1; AVERAGE([.Q25:.V25])))" office:value-type="float" office:value="0" calcext:value-type="float">
            <text:p>0</text:p>
          </table:table-cell>
          <table:table-cell table:formula="of:=IF([.Q$22]&gt;[.$B$1];0;IF([.Q$22]&gt;[.$A25]; 1; AVERAGE([.R25:.W25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B$22]&gt;[.$B$1];0;IF([.B$22]&gt;[.$A26]; 1; AVERAGE([.C26:.H26])))" office:value-type="float" office:value="1" calcext:value-type="float">
            <text:p>1</text:p>
          </table:table-cell>
          <table:table-cell table:formula="of:=IF([.C$22]&gt;[.$B$1];0;IF([.C$22]&gt;[.$A26]; 1; AVERAGE([.D26:.I26])))" office:value-type="float" office:value="1" calcext:value-type="float">
            <text:p>1</text:p>
          </table:table-cell>
          <table:table-cell table:formula="of:=IF([.D$22]&gt;[.$B$1];0;IF([.D$22]&gt;[.$A26]; 1; AVERAGE([.E26:.J26])))" office:value-type="float" office:value="1" calcext:value-type="float">
            <text:p>1</text:p>
          </table:table-cell>
          <table:table-cell table:formula="of:=IF([.E$22]&gt;[.$B$1];0;IF([.E$22]&gt;[.$A26]; 1; AVERAGE([.F26:.K26])))" office:value-type="float" office:value="1" calcext:value-type="float">
            <text:p>1</text:p>
          </table:table-cell>
          <table:table-cell table:formula="of:=IF([.F$22]&gt;[.$B$1];0;IF([.F$22]&gt;[.$A26]; 1; AVERAGE([.G26:.L26])))" office:value-type="float" office:value="1" calcext:value-type="float">
            <text:p>1</text:p>
          </table:table-cell>
          <table:table-cell table:formula="of:=IF([.G$22]&gt;[.$B$1];0;IF([.G$22]&gt;[.$A26]; 1; AVERAGE([.H26:.M26])))" office:value-type="float" office:value="1" calcext:value-type="float">
            <text:p>1</text:p>
          </table:table-cell>
          <table:table-cell table:formula="of:=IF([.H$22]&gt;[.$B$1];0;IF([.H$22]&gt;[.$A26]; 1; AVERAGE([.I26:.N26])))" office:value-type="float" office:value="1" calcext:value-type="float">
            <text:p>1</text:p>
          </table:table-cell>
          <table:table-cell table:formula="of:=IF([.I$22]&gt;[.$B$1];0;IF([.I$22]&gt;[.$A26]; 1; AVERAGE([.J26:.O26])))" office:value-type="float" office:value="1" calcext:value-type="float">
            <text:p>1</text:p>
          </table:table-cell>
          <table:table-cell table:formula="of:=IF([.J$22]&gt;[.$B$1];0;IF([.J$22]&gt;[.$A26]; 1; AVERAGE([.K26:.P26])))" office:value-type="float" office:value="1" calcext:value-type="float">
            <text:p>1</text:p>
          </table:table-cell>
          <table:table-cell table:formula="of:=IF([.K$22]&gt;[.$B$1];0;IF([.K$22]&gt;[.$A26]; 1; AVERAGE([.L26:.Q26])))" office:value-type="float" office:value="1" calcext:value-type="float">
            <text:p>1</text:p>
          </table:table-cell>
          <table:table-cell table:formula="of:=IF([.L$22]&gt;[.$B$1];0;IF([.L$22]&gt;[.$A26]; 1; AVERAGE([.M26:.R26])))" office:value-type="float" office:value="1" calcext:value-type="float">
            <text:p>1</text:p>
          </table:table-cell>
          <table:table-cell table:formula="of:=IF([.M$22]&gt;[.$B$1];0;IF([.M$22]&gt;[.$A26]; 1; AVERAGE([.N26:.S26])))" office:value-type="float" office:value="0" calcext:value-type="float">
            <text:p>0</text:p>
          </table:table-cell>
          <table:table-cell table:formula="of:=IF([.N$22]&gt;[.$B$1];0;IF([.N$22]&gt;[.$A26]; 1; AVERAGE([.O26:.T26])))" office:value-type="float" office:value="0" calcext:value-type="float">
            <text:p>0</text:p>
          </table:table-cell>
          <table:table-cell table:formula="of:=IF([.O$22]&gt;[.$B$1];0;IF([.O$22]&gt;[.$A26]; 1; AVERAGE([.P26:.U26])))" office:value-type="float" office:value="0" calcext:value-type="float">
            <text:p>0</text:p>
          </table:table-cell>
          <table:table-cell table:formula="of:=IF([.P$22]&gt;[.$B$1];0;IF([.P$22]&gt;[.$A26]; 1; AVERAGE([.Q26:.V26])))" office:value-type="float" office:value="0" calcext:value-type="float">
            <text:p>0</text:p>
          </table:table-cell>
          <table:table-cell table:formula="of:=IF([.Q$22]&gt;[.$B$1];0;IF([.Q$22]&gt;[.$A26]; 1; AVERAGE([.R26:.W26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B$22]&gt;[.$B$1];0;IF([.B$22]&gt;[.$A27]; 1; AVERAGE([.C27:.H27])))" office:value-type="float" office:value="1" calcext:value-type="float">
            <text:p>1</text:p>
          </table:table-cell>
          <table:table-cell table:formula="of:=IF([.C$22]&gt;[.$B$1];0;IF([.C$22]&gt;[.$A27]; 1; AVERAGE([.D27:.I27])))" office:value-type="float" office:value="1" calcext:value-type="float">
            <text:p>1</text:p>
          </table:table-cell>
          <table:table-cell table:formula="of:=IF([.D$22]&gt;[.$B$1];0;IF([.D$22]&gt;[.$A27]; 1; AVERAGE([.E27:.J27])))" office:value-type="float" office:value="1" calcext:value-type="float">
            <text:p>1</text:p>
          </table:table-cell>
          <table:table-cell table:formula="of:=IF([.E$22]&gt;[.$B$1];0;IF([.E$22]&gt;[.$A27]; 1; AVERAGE([.F27:.K27])))" office:value-type="float" office:value="1" calcext:value-type="float">
            <text:p>1</text:p>
          </table:table-cell>
          <table:table-cell table:formula="of:=IF([.F$22]&gt;[.$B$1];0;IF([.F$22]&gt;[.$A27]; 1; AVERAGE([.G27:.L27])))" office:value-type="float" office:value="1" calcext:value-type="float">
            <text:p>1</text:p>
          </table:table-cell>
          <table:table-cell table:formula="of:=IF([.G$22]&gt;[.$B$1];0;IF([.G$22]&gt;[.$A27]; 1; AVERAGE([.H27:.M27])))" office:value-type="float" office:value="1" calcext:value-type="float">
            <text:p>1</text:p>
          </table:table-cell>
          <table:table-cell table:formula="of:=IF([.H$22]&gt;[.$B$1];0;IF([.H$22]&gt;[.$A27]; 1; AVERAGE([.I27:.N27])))" office:value-type="float" office:value="1" calcext:value-type="float">
            <text:p>1</text:p>
          </table:table-cell>
          <table:table-cell table:formula="of:=IF([.I$22]&gt;[.$B$1];0;IF([.I$22]&gt;[.$A27]; 1; AVERAGE([.J27:.O27])))" office:value-type="float" office:value="1" calcext:value-type="float">
            <text:p>1</text:p>
          </table:table-cell>
          <table:table-cell table:formula="of:=IF([.J$22]&gt;[.$B$1];0;IF([.J$22]&gt;[.$A27]; 1; AVERAGE([.K27:.P27])))" office:value-type="float" office:value="1" calcext:value-type="float">
            <text:p>1</text:p>
          </table:table-cell>
          <table:table-cell table:formula="of:=IF([.K$22]&gt;[.$B$1];0;IF([.K$22]&gt;[.$A27]; 1; AVERAGE([.L27:.Q27])))" office:value-type="float" office:value="1" calcext:value-type="float">
            <text:p>1</text:p>
          </table:table-cell>
          <table:table-cell table:formula="of:=IF([.L$22]&gt;[.$B$1];0;IF([.L$22]&gt;[.$A27]; 1; AVERAGE([.M27:.R27])))" office:value-type="float" office:value="1" calcext:value-type="float">
            <text:p>1</text:p>
          </table:table-cell>
          <table:table-cell table:formula="of:=IF([.M$22]&gt;[.$B$1];0;IF([.M$22]&gt;[.$A27]; 1; AVERAGE([.N27:.S27])))" office:value-type="float" office:value="0" calcext:value-type="float">
            <text:p>0</text:p>
          </table:table-cell>
          <table:table-cell table:formula="of:=IF([.N$22]&gt;[.$B$1];0;IF([.N$22]&gt;[.$A27]; 1; AVERAGE([.O27:.T27])))" office:value-type="float" office:value="0" calcext:value-type="float">
            <text:p>0</text:p>
          </table:table-cell>
          <table:table-cell table:formula="of:=IF([.O$22]&gt;[.$B$1];0;IF([.O$22]&gt;[.$A27]; 1; AVERAGE([.P27:.U27])))" office:value-type="float" office:value="0" calcext:value-type="float">
            <text:p>0</text:p>
          </table:table-cell>
          <table:table-cell table:formula="of:=IF([.P$22]&gt;[.$B$1];0;IF([.P$22]&gt;[.$A27]; 1; AVERAGE([.Q27:.V27])))" office:value-type="float" office:value="0" calcext:value-type="float">
            <text:p>0</text:p>
          </table:table-cell>
          <table:table-cell table:formula="of:=IF([.Q$22]&gt;[.$B$1];0;IF([.Q$22]&gt;[.$A27]; 1; AVERAGE([.R27:.W27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B$22]&gt;[.$B$1];0;IF([.B$22]&gt;[.$A28]; 1; AVERAGE([.C28:.H28])))" office:value-type="float" office:value="0.948538237311386" calcext:value-type="float">
            <text:p>0.948538237311386</text:p>
          </table:table-cell>
          <table:table-cell table:formula="of:=IF([.C$22]&gt;[.$B$1];0;IF([.C$22]&gt;[.$A28]; 1; AVERAGE([.D28:.I28])))" office:value-type="float" office:value="0.955889917695473" calcext:value-type="float">
            <text:p>0.955889917695473</text:p>
          </table:table-cell>
          <table:table-cell table:formula="of:=IF([.D$22]&gt;[.$B$1];0;IF([.D$22]&gt;[.$A28]; 1; AVERAGE([.E28:.J28])))" office:value-type="float" office:value="0.962191358024691" calcext:value-type="float">
            <text:p>0.962191358024691</text:p>
          </table:table-cell>
          <table:table-cell table:formula="of:=IF([.E$22]&gt;[.$B$1];0;IF([.E$22]&gt;[.$A28]; 1; AVERAGE([.F28:.K28])))" office:value-type="float" office:value="0.967592592592593" calcext:value-type="float">
            <text:p>0.967592592592593</text:p>
          </table:table-cell>
          <table:table-cell table:formula="of:=IF([.F$22]&gt;[.$B$1];0;IF([.F$22]&gt;[.$A28]; 1; AVERAGE([.G28:.L28])))" office:value-type="float" office:value="0.972222222222222" calcext:value-type="float">
            <text:p>0.972222222222222</text:p>
          </table:table-cell>
          <table:table-cell table:formula="of:=IF([.G$22]&gt;[.$B$1];0;IF([.G$22]&gt;[.$A28]; 1; AVERAGE([.H28:.M28])))" office:value-type="float" office:value="0.833333333333333" calcext:value-type="float">
            <text:p>0.833333333333333</text:p>
          </table:table-cell>
          <table:table-cell table:formula="of:=IF([.H$22]&gt;[.$B$1];0;IF([.H$22]&gt;[.$A28]; 1; AVERAGE([.I28:.N28])))" office:value-type="float" office:value="1" calcext:value-type="float">
            <text:p>1</text:p>
          </table:table-cell>
          <table:table-cell table:formula="of:=IF([.I$22]&gt;[.$B$1];0;IF([.I$22]&gt;[.$A28]; 1; AVERAGE([.J28:.O28])))" office:value-type="float" office:value="1" calcext:value-type="float">
            <text:p>1</text:p>
          </table:table-cell>
          <table:table-cell table:formula="of:=IF([.J$22]&gt;[.$B$1];0;IF([.J$22]&gt;[.$A28]; 1; AVERAGE([.K28:.P28])))" office:value-type="float" office:value="1" calcext:value-type="float">
            <text:p>1</text:p>
          </table:table-cell>
          <table:table-cell table:formula="of:=IF([.K$22]&gt;[.$B$1];0;IF([.K$22]&gt;[.$A28]; 1; AVERAGE([.L28:.Q28])))" office:value-type="float" office:value="1" calcext:value-type="float">
            <text:p>1</text:p>
          </table:table-cell>
          <table:table-cell table:formula="of:=IF([.L$22]&gt;[.$B$1];0;IF([.L$22]&gt;[.$A28]; 1; AVERAGE([.M28:.R28])))" office:value-type="float" office:value="1" calcext:value-type="float">
            <text:p>1</text:p>
          </table:table-cell>
          <table:table-cell table:formula="of:=IF([.M$22]&gt;[.$B$1];0;IF([.M$22]&gt;[.$A28]; 1; AVERAGE([.N28:.S28])))" office:value-type="float" office:value="0" calcext:value-type="float">
            <text:p>0</text:p>
          </table:table-cell>
          <table:table-cell table:formula="of:=IF([.N$22]&gt;[.$B$1];0;IF([.N$22]&gt;[.$A28]; 1; AVERAGE([.O28:.T28])))" office:value-type="float" office:value="0" calcext:value-type="float">
            <text:p>0</text:p>
          </table:table-cell>
          <table:table-cell table:formula="of:=IF([.O$22]&gt;[.$B$1];0;IF([.O$22]&gt;[.$A28]; 1; AVERAGE([.P28:.U28])))" office:value-type="float" office:value="0" calcext:value-type="float">
            <text:p>0</text:p>
          </table:table-cell>
          <table:table-cell table:formula="of:=IF([.P$22]&gt;[.$B$1];0;IF([.P$22]&gt;[.$A28]; 1; AVERAGE([.Q28:.V28])))" office:value-type="float" office:value="0" calcext:value-type="float">
            <text:p>0</text:p>
          </table:table-cell>
          <table:table-cell table:formula="of:=IF([.Q$22]&gt;[.$B$1];0;IF([.Q$22]&gt;[.$A28]; 1; AVERAGE([.R28:.W28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B$22]&gt;[.$B$1];0;IF([.B$22]&gt;[.$A29]; 1; AVERAGE([.C29:.H29])))" office:value-type="float" office:value="0.828460791037951" calcext:value-type="float">
            <text:p>0.828460791037951</text:p>
          </table:table-cell>
          <table:table-cell table:formula="of:=IF([.C$22]&gt;[.$B$1];0;IF([.C$22]&gt;[.$A29]; 1; AVERAGE([.D29:.I29])))" office:value-type="float" office:value="0.852966392318244" calcext:value-type="float">
            <text:p>0.852966392318244</text:p>
          </table:table-cell>
          <table:table-cell table:formula="of:=IF([.D$22]&gt;[.$B$1];0;IF([.D$22]&gt;[.$A29]; 1; AVERAGE([.E29:.J29])))" office:value-type="float" office:value="0.873971193415638" calcext:value-type="float">
            <text:p>0.873971193415638</text:p>
          </table:table-cell>
          <table:table-cell table:formula="of:=IF([.E$22]&gt;[.$B$1];0;IF([.E$22]&gt;[.$A29]; 1; AVERAGE([.F29:.K29])))" office:value-type="float" office:value="0.891975308641975" calcext:value-type="float">
            <text:p>0.891975308641975</text:p>
          </table:table-cell>
          <table:table-cell table:formula="of:=IF([.F$22]&gt;[.$B$1];0;IF([.F$22]&gt;[.$A29]; 1; AVERAGE([.G29:.L29])))" office:value-type="float" office:value="0.907407407407407" calcext:value-type="float">
            <text:p>0.907407407407407</text:p>
          </table:table-cell>
          <table:table-cell table:formula="of:=IF([.G$22]&gt;[.$B$1];0;IF([.G$22]&gt;[.$A29]; 1; AVERAGE([.H29:.M29])))" office:value-type="float" office:value="0.777777777777778" calcext:value-type="float">
            <text:p>0.777777777777778</text:p>
          </table:table-cell>
          <table:table-cell table:formula="of:=IF([.H$22]&gt;[.$B$1];0;IF([.H$22]&gt;[.$A29]; 1; AVERAGE([.I29:.N29])))" office:value-type="float" office:value="0.666666666666667" calcext:value-type="float">
            <text:p>0.666666666666667</text:p>
          </table:table-cell>
          <table:table-cell table:formula="of:=IF([.I$22]&gt;[.$B$1];0;IF([.I$22]&gt;[.$A29]; 1; AVERAGE([.J29:.O29])))" office:value-type="float" office:value="1" calcext:value-type="float">
            <text:p>1</text:p>
          </table:table-cell>
          <table:table-cell table:formula="of:=IF([.J$22]&gt;[.$B$1];0;IF([.J$22]&gt;[.$A29]; 1; AVERAGE([.K29:.P29])))" office:value-type="float" office:value="1" calcext:value-type="float">
            <text:p>1</text:p>
          </table:table-cell>
          <table:table-cell table:formula="of:=IF([.K$22]&gt;[.$B$1];0;IF([.K$22]&gt;[.$A29]; 1; AVERAGE([.L29:.Q29])))" office:value-type="float" office:value="1" calcext:value-type="float">
            <text:p>1</text:p>
          </table:table-cell>
          <table:table-cell table:formula="of:=IF([.L$22]&gt;[.$B$1];0;IF([.L$22]&gt;[.$A29]; 1; AVERAGE([.M29:.R29])))" office:value-type="float" office:value="1" calcext:value-type="float">
            <text:p>1</text:p>
          </table:table-cell>
          <table:table-cell table:formula="of:=IF([.M$22]&gt;[.$B$1];0;IF([.M$22]&gt;[.$A29]; 1; AVERAGE([.N29:.S29])))" office:value-type="float" office:value="0" calcext:value-type="float">
            <text:p>0</text:p>
          </table:table-cell>
          <table:table-cell table:formula="of:=IF([.N$22]&gt;[.$B$1];0;IF([.N$22]&gt;[.$A29]; 1; AVERAGE([.O29:.T29])))" office:value-type="float" office:value="0" calcext:value-type="float">
            <text:p>0</text:p>
          </table:table-cell>
          <table:table-cell table:formula="of:=IF([.O$22]&gt;[.$B$1];0;IF([.O$22]&gt;[.$A29]; 1; AVERAGE([.P29:.U29])))" office:value-type="float" office:value="0" calcext:value-type="float">
            <text:p>0</text:p>
          </table:table-cell>
          <table:table-cell table:formula="of:=IF([.P$22]&gt;[.$B$1];0;IF([.P$22]&gt;[.$A29]; 1; AVERAGE([.Q29:.V29])))" office:value-type="float" office:value="0" calcext:value-type="float">
            <text:p>0</text:p>
          </table:table-cell>
          <table:table-cell table:formula="of:=IF([.Q$22]&gt;[.$B$1];0;IF([.Q$22]&gt;[.$A29]; 1; AVERAGE([.R29:.W29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B$22]&gt;[.$B$1];0;IF([.B$22]&gt;[.$A30]; 1; AVERAGE([.C30:.H30])))" office:value-type="float" office:value="0.701658593392776" calcext:value-type="float">
            <text:p>0.701658593392776</text:p>
          </table:table-cell>
          <table:table-cell table:formula="of:=IF([.C$22]&gt;[.$B$1];0;IF([.C$22]&gt;[.$A30]; 1; AVERAGE([.D30:.I30])))" office:value-type="float" office:value="0.672850222908093" calcext:value-type="float">
            <text:p>0.672850222908093</text:p>
          </table:table-cell>
          <table:table-cell table:formula="of:=IF([.D$22]&gt;[.$B$1];0;IF([.D$22]&gt;[.$A30]; 1; AVERAGE([.E30:.J30])))" office:value-type="float" office:value="0.719585905349794" calcext:value-type="float">
            <text:p>0.719585905349794</text:p>
          </table:table-cell>
          <table:table-cell table:formula="of:=IF([.E$22]&gt;[.$B$1];0;IF([.E$22]&gt;[.$A30]; 1; AVERAGE([.F30:.K30])))" office:value-type="float" office:value="0.759645061728395" calcext:value-type="float">
            <text:p>0.759645061728395</text:p>
          </table:table-cell>
          <table:table-cell table:formula="of:=IF([.F$22]&gt;[.$B$1];0;IF([.F$22]&gt;[.$A30]; 1; AVERAGE([.G30:.L30])))" office:value-type="float" office:value="0.793981481481482" calcext:value-type="float">
            <text:p>0.793981481481482</text:p>
          </table:table-cell>
          <table:table-cell table:formula="of:=IF([.G$22]&gt;[.$B$1];0;IF([.G$22]&gt;[.$A30]; 1; AVERAGE([.H30:.M30])))" office:value-type="float" office:value="0.680555555555555" calcext:value-type="float">
            <text:p>0.680555555555555</text:p>
          </table:table-cell>
          <table:table-cell table:formula="of:=IF([.H$22]&gt;[.$B$1];0;IF([.H$22]&gt;[.$A30]; 1; AVERAGE([.I30:.N30])))" office:value-type="float" office:value="0.583333333333333" calcext:value-type="float">
            <text:p>0.583333333333333</text:p>
          </table:table-cell>
          <table:table-cell table:formula="of:=IF([.I$22]&gt;[.$B$1];0;IF([.I$22]&gt;[.$A30]; 1; AVERAGE([.J30:.O30])))" office:value-type="float" office:value="0.5" calcext:value-type="float">
            <text:p>0.5</text:p>
          </table:table-cell>
          <table:table-cell table:formula="of:=IF([.J$22]&gt;[.$B$1];0;IF([.J$22]&gt;[.$A30]; 1; AVERAGE([.K30:.P30])))" office:value-type="float" office:value="1" calcext:value-type="float">
            <text:p>1</text:p>
          </table:table-cell>
          <table:table-cell table:formula="of:=IF([.K$22]&gt;[.$B$1];0;IF([.K$22]&gt;[.$A30]; 1; AVERAGE([.L30:.Q30])))" office:value-type="float" office:value="1" calcext:value-type="float">
            <text:p>1</text:p>
          </table:table-cell>
          <table:table-cell table:formula="of:=IF([.L$22]&gt;[.$B$1];0;IF([.L$22]&gt;[.$A30]; 1; AVERAGE([.M30:.R30])))" office:value-type="float" office:value="1" calcext:value-type="float">
            <text:p>1</text:p>
          </table:table-cell>
          <table:table-cell table:formula="of:=IF([.M$22]&gt;[.$B$1];0;IF([.M$22]&gt;[.$A30]; 1; AVERAGE([.N30:.S30])))" office:value-type="float" office:value="0" calcext:value-type="float">
            <text:p>0</text:p>
          </table:table-cell>
          <table:table-cell table:formula="of:=IF([.N$22]&gt;[.$B$1];0;IF([.N$22]&gt;[.$A30]; 1; AVERAGE([.O30:.T30])))" office:value-type="float" office:value="0" calcext:value-type="float">
            <text:p>0</text:p>
          </table:table-cell>
          <table:table-cell table:formula="of:=IF([.O$22]&gt;[.$B$1];0;IF([.O$22]&gt;[.$A30]; 1; AVERAGE([.P30:.U30])))" office:value-type="float" office:value="0" calcext:value-type="float">
            <text:p>0</text:p>
          </table:table-cell>
          <table:table-cell table:formula="of:=IF([.P$22]&gt;[.$B$1];0;IF([.P$22]&gt;[.$A30]; 1; AVERAGE([.Q30:.V30])))" office:value-type="float" office:value="0" calcext:value-type="float">
            <text:p>0</text:p>
          </table:table-cell>
          <table:table-cell table:formula="of:=IF([.Q$22]&gt;[.$B$1];0;IF([.Q$22]&gt;[.$A30]; 1; AVERAGE([.R30:.W30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B$22]&gt;[.$B$1];0;IF([.B$22]&gt;[.$A31]; 1; AVERAGE([.C31:.H31])))" office:value-type="float" office:value="0.522929248907687" calcext:value-type="float">
            <text:p>0.522929248907687</text:p>
          </table:table-cell>
          <table:table-cell table:formula="of:=IF([.C$22]&gt;[.$B$1];0;IF([.C$22]&gt;[.$A31]; 1; AVERAGE([.D31:.I31])))" office:value-type="float" office:value="0.503780626047858" calcext:value-type="float">
            <text:p>0.503780626047858</text:p>
          </table:table-cell>
          <table:table-cell table:formula="of:=IF([.D$22]&gt;[.$B$1];0;IF([.D$22]&gt;[.$A31]; 1; AVERAGE([.E31:.J31])))" office:value-type="float" office:value="0.479431012802926" calcext:value-type="float">
            <text:p>0.479431012802926</text:p>
          </table:table-cell>
          <table:table-cell table:formula="of:=IF([.E$22]&gt;[.$B$1];0;IF([.E$22]&gt;[.$A31]; 1; AVERAGE([.F31:.K31])))" office:value-type="float" office:value="0.553798010973937" calcext:value-type="float">
            <text:p>0.553798010973937</text:p>
          </table:table-cell>
          <table:table-cell table:formula="of:=IF([.F$22]&gt;[.$B$1];0;IF([.F$22]&gt;[.$A31]; 1; AVERAGE([.G31:.L31])))" office:value-type="float" office:value="0.617541152263375" calcext:value-type="float">
            <text:p>0.617541152263375</text:p>
          </table:table-cell>
          <table:table-cell table:formula="of:=IF([.G$22]&gt;[.$B$1];0;IF([.G$22]&gt;[.$A31]; 1; AVERAGE([.H31:.M31])))" office:value-type="float" office:value="0.529320987654321" calcext:value-type="float">
            <text:p>0.529320987654321</text:p>
          </table:table-cell>
          <table:table-cell table:formula="of:=IF([.H$22]&gt;[.$B$1];0;IF([.H$22]&gt;[.$A31]; 1; AVERAGE([.I31:.N31])))" office:value-type="float" office:value="0.453703703703704" calcext:value-type="float">
            <text:p>0.453703703703704</text:p>
          </table:table-cell>
          <table:table-cell table:formula="of:=IF([.I$22]&gt;[.$B$1];0;IF([.I$22]&gt;[.$A31]; 1; AVERAGE([.J31:.O31])))" office:value-type="float" office:value="0.388888888888889" calcext:value-type="float">
            <text:p>0.388888888888889</text:p>
          </table:table-cell>
          <table:table-cell table:formula="of:=IF([.J$22]&gt;[.$B$1];0;IF([.J$22]&gt;[.$A31]; 1; AVERAGE([.K31:.P31])))" office:value-type="float" office:value="0.333333333333333" calcext:value-type="float">
            <text:p>0.333333333333333</text:p>
          </table:table-cell>
          <table:table-cell table:formula="of:=IF([.K$22]&gt;[.$B$1];0;IF([.K$22]&gt;[.$A31]; 1; AVERAGE([.L31:.Q31])))" office:value-type="float" office:value="1" calcext:value-type="float">
            <text:p>1</text:p>
          </table:table-cell>
          <table:table-cell table:formula="of:=IF([.L$22]&gt;[.$B$1];0;IF([.L$22]&gt;[.$A31]; 1; AVERAGE([.M31:.R31])))" office:value-type="float" office:value="1" calcext:value-type="float">
            <text:p>1</text:p>
          </table:table-cell>
          <table:table-cell table:formula="of:=IF([.M$22]&gt;[.$B$1];0;IF([.M$22]&gt;[.$A31]; 1; AVERAGE([.N31:.S31])))" office:value-type="float" office:value="0" calcext:value-type="float">
            <text:p>0</text:p>
          </table:table-cell>
          <table:table-cell table:formula="of:=IF([.N$22]&gt;[.$B$1];0;IF([.N$22]&gt;[.$A31]; 1; AVERAGE([.O31:.T31])))" office:value-type="float" office:value="0" calcext:value-type="float">
            <text:p>0</text:p>
          </table:table-cell>
          <table:table-cell table:formula="of:=IF([.O$22]&gt;[.$B$1];0;IF([.O$22]&gt;[.$A31]; 1; AVERAGE([.P31:.U31])))" office:value-type="float" office:value="0" calcext:value-type="float">
            <text:p>0</text:p>
          </table:table-cell>
          <table:table-cell table:formula="of:=IF([.P$22]&gt;[.$B$1];0;IF([.P$22]&gt;[.$A31]; 1; AVERAGE([.Q31:.V31])))" office:value-type="float" office:value="0" calcext:value-type="float">
            <text:p>0</text:p>
          </table:table-cell>
          <table:table-cell table:formula="of:=IF([.Q$22]&gt;[.$B$1];0;IF([.Q$22]&gt;[.$A31]; 1; AVERAGE([.R31:.W31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B$22]&gt;[.$B$1];0;IF([.B$22]&gt;[.$A32]; 1; AVERAGE([.C32:.H32])))" office:value-type="float" office:value="0.289288461039772" calcext:value-type="float">
            <text:p>0.289288461039772</text:p>
          </table:table-cell>
          <table:table-cell table:formula="of:=IF([.C$22]&gt;[.$B$1];0;IF([.C$22]&gt;[.$A32]; 1; AVERAGE([.D32:.I32])))" office:value-type="float" office:value="0.280368945441498" calcext:value-type="float">
            <text:p>0.280368945441498</text:p>
          </table:table-cell>
          <table:table-cell table:formula="of:=IF([.D$22]&gt;[.$B$1];0;IF([.D$22]&gt;[.$A32]; 1; AVERAGE([.E32:.J32])))" office:value-type="float" office:value="0.268094016727633" calcext:value-type="float">
            <text:p>0.268094016727633</text:p>
          </table:table-cell>
          <table:table-cell table:formula="of:=IF([.E$22]&gt;[.$B$1];0;IF([.E$22]&gt;[.$A32]; 1; AVERAGE([.F32:.K32])))" office:value-type="float" office:value="0.253604395290352" calcext:value-type="float">
            <text:p>0.253604395290352</text:p>
          </table:table-cell>
          <table:table-cell table:formula="of:=IF([.F$22]&gt;[.$B$1];0;IF([.F$22]&gt;[.$A32]; 1; AVERAGE([.G32:.L32])))" office:value-type="float" office:value="0.360232338820302" calcext:value-type="float">
            <text:p>0.360232338820302</text:p>
          </table:table-cell>
          <table:table-cell table:formula="of:=IF([.G$22]&gt;[.$B$1];0;IF([.G$22]&gt;[.$A32]; 1; AVERAGE([.H32:.M32])))" office:value-type="float" office:value="0.308770576131687" calcext:value-type="float">
            <text:p>0.308770576131687</text:p>
          </table:table-cell>
          <table:table-cell table:formula="of:=IF([.H$22]&gt;[.$B$1];0;IF([.H$22]&gt;[.$A32]; 1; AVERAGE([.I32:.N32])))" office:value-type="float" office:value="0.26466049382716" calcext:value-type="float">
            <text:p>0.26466049382716</text:p>
          </table:table-cell>
          <table:table-cell table:formula="of:=IF([.I$22]&gt;[.$B$1];0;IF([.I$22]&gt;[.$A32]; 1; AVERAGE([.J32:.O32])))" office:value-type="float" office:value="0.226851851851852" calcext:value-type="float">
            <text:p>0.226851851851852</text:p>
          </table:table-cell>
          <table:table-cell table:formula="of:=IF([.J$22]&gt;[.$B$1];0;IF([.J$22]&gt;[.$A32]; 1; AVERAGE([.K32:.P32])))" office:value-type="float" office:value="0.194444444444444" calcext:value-type="float">
            <text:p>0.194444444444444</text:p>
          </table:table-cell>
          <table:table-cell table:formula="of:=IF([.K$22]&gt;[.$B$1];0;IF([.K$22]&gt;[.$A32]; 1; AVERAGE([.L32:.Q32])))" office:value-type="float" office:value="0.166666666666667" calcext:value-type="float">
            <text:p>0.166666666666667</text:p>
          </table:table-cell>
          <table:table-cell table:formula="of:=IF([.L$22]&gt;[.$B$1];0;IF([.L$22]&gt;[.$A32]; 1; AVERAGE([.M32:.R32])))" office:value-type="float" office:value="1" calcext:value-type="float">
            <text:p>1</text:p>
          </table:table-cell>
          <table:table-cell table:formula="of:=IF([.M$22]&gt;[.$B$1];0;IF([.M$22]&gt;[.$A32]; 1; AVERAGE([.N32:.S32])))" office:value-type="float" office:value="0" calcext:value-type="float">
            <text:p>0</text:p>
          </table:table-cell>
          <table:table-cell table:formula="of:=IF([.N$22]&gt;[.$B$1];0;IF([.N$22]&gt;[.$A32]; 1; AVERAGE([.O32:.T32])))" office:value-type="float" office:value="0" calcext:value-type="float">
            <text:p>0</text:p>
          </table:table-cell>
          <table:table-cell table:formula="of:=IF([.O$22]&gt;[.$B$1];0;IF([.O$22]&gt;[.$A32]; 1; AVERAGE([.P32:.U32])))" office:value-type="float" office:value="0" calcext:value-type="float">
            <text:p>0</text:p>
          </table:table-cell>
          <table:table-cell table:formula="of:=IF([.P$22]&gt;[.$B$1];0;IF([.P$22]&gt;[.$A32]; 1; AVERAGE([.Q32:.V32])))" office:value-type="float" office:value="0" calcext:value-type="float">
            <text:p>0</text:p>
          </table:table-cell>
          <table:table-cell table:formula="of:=IF([.Q$22]&gt;[.$B$1];0;IF([.Q$22]&gt;[.$A32]; 1; AVERAGE([.R32:.W32])))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5" loext:min-decimal-places="1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4">00/00/0000</text:date>, <text:time style:data-style-name="N2" text:time-value="13:54:16.496413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Todd Neller</meta:initial-creator>
    <meta:creation-date>2016-10-31T17:53:52Z</meta:creation-date>
    <dc:date>2023-03-14T14:33:26.899611167</dc:date>
    <meta:editing-duration>PT44M53S</meta:editing-duration>
    <meta:editing-cycles>2</meta:editing-cycles>
    <meta:document-statistic meta:table-count="3" meta:cell-count="260" meta:object-count="0"/>
  </office:meta>
</office:document-meta>
</file>